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ModificationEvent.getNew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ModificationEvent.setNewValue( Node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ModificationEvent.VariableModifica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ModificationEvent.VariableModificationEvent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